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table:style-name="ce1" table:formula="of:=IF(XOR([.E3:.H3]); 1; 0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table:formula="of:=IF(XOR([.E4:.H4]); 1; 0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table:formula="of:=IF(XOR([.E5:.H5]); 1; 0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table:formula="of:=IF(XOR([.E6:.H6]); 1; 0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table:formula="of:=IF(XOR([.E7:.H7]); 1; 0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formula="of:=IF(XOR([.E8:.H8]); 1; 0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formula="of:=IF(XOR([.E9:.H9]); 1; 0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formula="of:=IF(XOR([.E10:.H10]); 1; 0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formula="of:=IF(XOR([.E11:.H11]); 1; 0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formula="of:=IF(XOR([.E12:.H12]); 1; 0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" table:formula="of:=IF(XOR([.E3:.E12]); 1; 0)" office:value-type="float" office:value="1" calcext:value-type="float">
            <text:p>1</text:p>
          </table:table-cell>
          <table:table-cell table:style-name="ce1" table:formula="of:=IF(XOR([.F3:.F12]); 1; 0)" office:value-type="float" office:value="1" calcext:value-type="float">
            <text:p>1</text:p>
          </table:table-cell>
          <table:table-cell table:style-name="ce1" table:formula="of:=IF(XOR([.G3:.G12]); 1; 0)" office:value-type="float" office:value="1" calcext:value-type="float">
            <text:p>1</text:p>
          </table:table-cell>
          <table:table-cell table:style-name="ce1" table:formula="of:=IF(XOR([.H3:.H12])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18T13:44:38.221674019</meta:creation-date>
    <dc:date>2020-06-18T14:17:31.699334256</dc:date>
    <meta:editing-duration>PT12M3S</meta:editing-duration>
    <meta:editing-cycles>1</meta:editing-cycles>
    <meta:document-statistic meta:table-count="1" meta:cell-count="64" meta:object-count="0"/>
    <meta:generator>LibreOffice/6.3.5.2$Linux_X86_64 LibreOffice_project/30$Build-2</meta:generator>
  </office:meta>
</office:document-meta>
</file>